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5-08-13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5-07-17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5-06-19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5-05-15 1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5-04-16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5-03-19 1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5-02-19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5-01-29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4-11-20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4-10-16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4-09-17 1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4-08-21 1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4-07-17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4-06-19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4-05-21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4-04-17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4-03-20 1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4-01-17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3-11-07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3-10-04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3-09-11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3-08-09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3-05-10 1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3-03-0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3-02-15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2-12-1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2-11-15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2-10-13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2-09-21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2-08-09 0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2-07-13 0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2-06-16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2-05-12 0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2-04-12 1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2-03-09 1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2-02-09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2-01-12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1-12-07 0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1-11-10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1-10-13 0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1-09-2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1-08-19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1-07-14 1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1-06-15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1-05-13 0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1-04-14 1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1-03-10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1-02-10 1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1-01-1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0-12-15 0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0-11-18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0-10-21 1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0-09-09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0-08-10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0-07-13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0-06-17 1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0-05-21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0-03-25 1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0-02-19 0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20-01-23 0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9-12-11 1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9-11-19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9-10-1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9-09-18 0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9-08-15 0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9-07-25 0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9-04-1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9-01-16 1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8-10-25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8-07-26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8-04-25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8-01-23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7-10-24 0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7-07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7-04-25 0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7-01-26 0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6-10-12 0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6-07-11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6-04-19 0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6-01-26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5-10-20 0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5-07-21 0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5-04-21 0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5-01-2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4-10-21 0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4-07-2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4-04-22 0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4-01-23 0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3-10-31 0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3-07-18 0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3-04-23 0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WELLER AVE MPZ</text:p>
          </table:table-cell>
          <table:table-cell office:value-type="string" calcext:value-type="string">
            <text:p>2013-01-24 0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94" meta:object-count="0"/>
    <meta:user-defined meta:name="AppVersion">3.0</meta:user-defined>
  </office:meta>
</office:document-meta>
</file>